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6"/>
          <table:table-cell table:formula="of:=9*1.24" office:value-type="float" office:value="11.16" calcext:value-type="float">
            <text:p>11,16</text:p>
          </table:table-cell>
          <table:table-cell office:value-type="string" calcext:value-type="string">
            <text:p>&lt;-- Envio</text:p>
          </table:table-cell>
          <table:table-cell/>
        </table:table-row>
        <table:table-row table:style-name="ro2">
          <table:table-cell table:style-name="ce2"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5]*1.24*[.C5]+ ([.J4]/12/20)" office:value-type="float" office:value="5.7009" calcext:value-type="float">
            <text:p>5,7009</text:p>
          </table:table-cell>
          <table:table-cell table:formula="of:=[.G5]*[.E5]*1.24" office:value-type="float" office:value="113.088" calcext:value-type="float">
            <text:p>113,08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6]*1.24*[.C6]+ ([.J4]/12/20)" office:value-type="float" office:value="3.9401" calcext:value-type="float">
            <text:p>3,9401</text:p>
          </table:table-cell>
          <table:table-cell table:formula="of:=[.G6]*[.E6]*1.24" office:value-type="float" office:value="77.872" calcext:value-type="float">
            <text:p>77,8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style-name="ce2" table:formula="of:=[.G7]*1.24*[.C7]+ ([.J4]/12/20)" office:value-type="float" office:value="0.68882" calcext:value-type="float">
            <text:p>0,68882</text:p>
          </table:table-cell>
          <table:table-cell table:formula="of:=[.G7]*[.E7]*1.24" office:value-type="float" office:value="12.8464" calcext:value-type="float">
            <text:p>12,84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style-name="ce2" table:formula="of:=[.G8]*1.24*[.C8]+ ([.J4]/12/20)" office:value-type="float" office:value="0.60946" calcext:value-type="float">
            <text:p>0,60946</text:p>
          </table:table-cell>
          <table:table-cell table:formula="of:=[.G8]*[.E8]*1.24" office:value-type="float" office:value="11.2592" calcext:value-type="float">
            <text:p>11,25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style-name="ce2" table:formula="of:=[.G9]*1.24*[.C9]+ ([.J4]/12/20)" office:value-type="float" office:value="0.59582" calcext:value-type="float">
            <text:p>0,59582</text:p>
          </table:table-cell>
          <table:table-cell table:formula="of:=[.G9]*[.E9]*1.24" office:value-type="float" office:value="10.9864" calcext:value-type="float">
            <text:p>10,98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style-name="ce2" table:formula="of:=[.G10]*1.24*[.C10]+ ([.J4]/12/20)" office:value-type="float" office:value="0.30442" calcext:value-type="float">
            <text:p>0,30442</text:p>
          </table:table-cell>
          <table:table-cell table:formula="of:=[.G10]*[.E10]*1.24" office:value-type="float" office:value="5.1584" calcext:value-type="float">
            <text:p>5,15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style-name="ce2" table:formula="of:=[.G11]*1.24*[.C11]+ ([.J4]/12/20)" office:value-type="float" office:value="0.174468" calcext:value-type="float">
            <text:p>0,174468</text:p>
          </table:table-cell>
          <table:table-cell table:formula="of:=[.G11]*[.E11]*1.24" office:value-type="float" office:value="3.1992" calcext:value-type="float">
            <text:p>3,19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style-name="ce2" table:formula="of:=[.G12]*1.24*[.C12]+ ([.J4]/12/20)" office:value-type="float" office:value="0.31186" calcext:value-type="float">
            <text:p>0,31186</text:p>
          </table:table-cell>
          <table:table-cell table:formula="of:=[.G12]*[.E12]*1.24" office:value-type="float" office:value="5.3072" calcext:value-type="float">
            <text:p>5,30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style-name="ce2" table:formula="of:=[.G13]*1.24*[.C13]+ ([.J4]/12/20)" office:value-type="float" office:value="0.40486" calcext:value-type="float">
            <text:p>0,40486</text:p>
          </table:table-cell>
          <table:table-cell table:formula="of:=[.G13]*[.E13]*1.24" office:value-type="float" office:value="7.1672" calcext:value-type="float">
            <text:p>7,16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style-name="ce2" table:formula="of:=[.G14]*1.24*[.C14]+ ([.J4]/12/20)" office:value-type="float" office:value="0.123876" calcext:value-type="float">
            <text:p>0,123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5]*1.24*[.C15]+ ([.J4]/12/20)" office:value-type="float" office:value="0.094364" calcext:value-type="float">
            <text:p>0,094364</text:p>
          </table:table-cell>
          <table:table-cell table:formula="of:=[.G15]*[.E15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6]*1.24*[.C16]+ ([.J4]/12/20)" office:value-type="float" office:value="0.094364" calcext:value-type="float">
            <text:p>0,094364</text:p>
          </table:table-cell>
          <table:table-cell table:formula="of:=[.G16]*[.E16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:.J16])" office:value-type="float" office:value="261.98472" calcext:value-type="float">
            <text:p>261,98472</text:p>
          </table:table-cell>
          <table:table-cell office:value-type="string" calcext:value-type="string">
            <text:p>&lt;--Total farne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 DE ARRIBA DE FARNELL SE DEJA POR REFERENCIA PERO NO ENTRA EN LA SUM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--------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C24]*[.G24]/1.05" office:value-type="float" office:value="3.60761904761905" calcext:value-type="float">
            <text:p>3,6076190476</text:p>
          </table:table-cell>
          <table:table-cell table:formula="of:=[.G24]*[.E24]/1.05" office:value-type="float" office:value="72.152380952381" calcext:value-type="float">
            <text:p>72,1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C25]*[.G25]/1.05" office:value-type="float" office:value="0.218095238095238" calcext:value-type="float">
            <text:p>0,2180952381</text:p>
          </table:table-cell>
          <table:table-cell table:formula="of:=[.G25]*[.E25]/1.05" office:value-type="float" office:value="4.36190476190476" calcext:value-type="float">
            <text:p>4,3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C26]*[.G26]/1.05" office:value-type="float" office:value="0.0895238095238095" calcext:value-type="float">
            <text:p>0,0895238095</text:p>
          </table:table-cell>
          <table:table-cell table:formula="of:=[.G26]*[.E26]/1.05" office:value-type="float" office:value="1.79047619047619" calcext:value-type="float">
            <text:p>1,790476190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2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C28]*[.G28]/1.05" office:value-type="float" office:value="0.16" calcext:value-type="float">
            <text:p>0,16</text:p>
          </table:table-cell>
          <table:table-cell table:formula="of:=[.G28]*[.E28]/1.05" office:value-type="float" office:value="3.2" calcext:value-type="float">
            <text:p>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2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C29]*[.G29]/1.05" office:value-type="float" office:value="0.371428571428571" calcext:value-type="float">
            <text:p>0,3714285714</text:p>
          </table:table-cell>
          <table:table-cell table:formula="of:=[.G29]*[.E29]/1.05" office:value-type="float" office:value="7.42857142857143" calcext:value-type="float">
            <text:p>7,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3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291329439302</text:p>
          </table:table-cell>
          <table:table-cell office:value-type="float" office:value="0.0298" calcext:value-type="float">
            <text:p>0,0298</text:p>
          </table:table-cell>
          <table:table-cell office:value-type="string" calcext:value-type="string">
            <text:p>&lt;-- ($ dolares)</text:p>
          </table:table-cell>
          <table:table-cell table:formula="of:=[.C30]*[.G30]/1.05" office:value-type="float" office:value="0.0567619047619048" calcext:value-type="float">
            <text:p>0,0567619048</text:p>
          </table:table-cell>
          <table:table-cell table:formula="of:=[.G30]*[.E30]/1.05" office:value-type="float" office:value="1.41904761904762" calcext:value-type="float">
            <text:p>1,4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3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C31]*[.G31]/1.05" office:value-type="float" office:value="0.0300952380952381" calcext:value-type="float">
            <text:p>0,0300952381</text:p>
          </table:table-cell>
          <table:table-cell table:formula="of:=[.G31]*[.E31]/1.05" office:value-type="float" office:value="0.752380952380952" calcext:value-type="float">
            <text:p>0,75238095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3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C32]*[.G32]/1.05" office:value-type="float" office:value="0.0205714285714286" calcext:value-type="float">
            <text:p>0,0205714286</text:p>
          </table:table-cell>
          <table:table-cell table:formula="of:=[.G32]*[.E32]/1.05" office:value-type="float" office:value="1.02857142857143" calcext:value-type="float">
            <text:p>1,0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3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21233096977</text:p>
          </table:table-cell>
          <table:table-cell office:value-type="float" office:value="0.0525" calcext:value-type="float">
            <text:p>0,0525</text:p>
          </table:table-cell>
          <table:table-cell office:value-type="string" calcext:value-type="string">
            <text:p>&lt;-- ($ dolares)</text:p>
          </table:table-cell>
          <table:table-cell table:formula="of:=[.C33]*[.G33]/1.05" office:value-type="float" office:value="0.05" calcext:value-type="float">
            <text:p>0,05</text:p>
          </table:table-cell>
          <table:table-cell table:formula="of:=[.G33]*[.E33]/1.0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3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&lt;-- ($ dolares)</text:p>
          </table:table-cell>
          <table:table-cell table:formula="of:=[.C34]*[.G34]/1.05" office:value-type="float" office:value="0.034" calcext:value-type="float">
            <text:p>0,034</text:p>
          </table:table-cell>
          <table:table-cell table:formula="of:=[.G34]*[.E34]/1.05" office:value-type="float" office:value="1.13333333333333" calcext:value-type="float">
            <text:p>1,1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3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C35]*[.G35]/1.05" office:value-type="float" office:value="0.032" calcext:value-type="float">
            <text:p>0,032</text:p>
          </table:table-cell>
          <table:table-cell table:formula="of:=[.G35]*[.E35]/1.05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3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C36]*[.G36]/1.05" office:value-type="float" office:value="0.0377142857142857" calcext:value-type="float">
            <text:p>0,0377142857</text:p>
          </table:table-cell>
          <table:table-cell table:formula="of:=[.G36]*[.E36]/1.05" office:value-type="float" office:value="0.942857142857143" calcext:value-type="float">
            <text:p>0,9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C37]*[.G37]/1.05" office:value-type="float" office:value="0.0838095238095238" calcext:value-type="float">
            <text:p>0,0838095238</text:p>
          </table:table-cell>
          <table:table-cell table:formula="of:=[.G37]*[.E37]/1.05" office:value-type="float" office:value="1.67619047619048" calcext:value-type="float">
            <text:p>1,676190476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28:.J37])" office:value-type="float" office:value="19.3809523809524" calcext:value-type="float">
            <text:p>19,380952381</text:p>
          </table:table-cell>
          <table:table-cell office:value-type="string" calcext:value-type="string">
            <text:p>&lt;--Total ebay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Aliexpres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4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C43]*[.G43]/1.05" office:value-type="float" office:value="2.14285714285714" calcext:value-type="float">
            <text:p>2,1428571429</text:p>
          </table:table-cell>
          <table:table-cell table:formula="of:=[.G43]*[.E43]/1.05" office:value-type="float" office:value="42.8571428571429" calcext:value-type="float">
            <text:p>42,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4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206780722.html</text:p>
          </table:table-cell>
          <table:table-cell office:value-type="float" office:value="0.416" calcext:value-type="float">
            <text:p>0,416</text:p>
          </table:table-cell>
          <table:table-cell office:value-type="string" calcext:value-type="string">
            <text:p>&lt;-- ($ dolares)</text:p>
          </table:table-cell>
          <table:table-cell table:formula="of:=[.C44]*[.G44]/1.05" office:value-type="float" office:value="0.396190476190476" calcext:value-type="float">
            <text:p>0,3961904762</text:p>
          </table:table-cell>
          <table:table-cell table:formula="of:=[.G44]*[.E44]/1.05" office:value-type="float" office:value="7.92380952380952" calcext:value-type="float">
            <text:p>7,9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4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C45]*[.G45]/1.05" office:value-type="float" office:value="2.36952380952381" calcext:value-type="float">
            <text:p>2,3695238095</text:p>
          </table:table-cell>
          <table:table-cell table:formula="of:=[.G45]*[.E45]/1.05" office:value-type="float" office:value="47.3904761904762" calcext:value-type="float">
            <text:p>47,3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32288702135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C46]*[.G46]/1.05" office:value-type="float" office:value="1.52190476190476" calcext:value-type="float">
            <text:p>1,5219047619</text:p>
          </table:table-cell>
          <table:table-cell table:formula="of:=[.G46]*[.E46]/1.05" office:value-type="float" office:value="30.4380952380952" calcext:value-type="float">
            <text:p>30,438095238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3:.J46])" office:value-type="float" office:value="128.609523809524" calcext:value-type="float">
            <text:p>128,6095238095</text:p>
          </table:table-cell>
          <table:table-cell office:value-type="string" calcext:value-type="string">
            <text:p>&lt;--Total aliexpress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59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4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60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61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62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63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64]*20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28:.I66])" office:value-type="float" office:value="8.30685714285714" calcext:value-type="float">
            <text:p>8,306857142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67]*20" office:value-type="float" office:value="166.137142857143" calcext:value-type="float">
            <text:p>166,13714285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28:.J64])" office:value-type="float" office:value="167.990476190476" calcext:value-type="float">
            <text:p>167,990476190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77]/1.05" office:value-type="float" office:value="30.3809523809524" calcext:value-type="float">
            <text:p>30,380952381</text:p>
          </table:table-cell>
          <table:table-cell table:formula="of:=[.D77]/1.05" office:value-type="float" office:value="8.07619047619048" calcext:value-type="float">
            <text:p>8,0761904762</text:p>
          </table:table-cell>
          <table:table-cell table:formula="of:=[.E77]+[.F77]" office:value-type="float" office:value="38.4571428571429" calcext:value-type="float">
            <text:p>38,4571428571</text:p>
          </table:table-cell>
          <table:table-cell table:formula="of:=[.G77]/20" office:value-type="float" office:value="1.92285714285714" calcext:value-type="float">
            <text:p>1,92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78]/1.05" office:value-type="float" office:value="39.9047619047619" calcext:value-type="float">
            <text:p>39,9047619048</text:p>
          </table:table-cell>
          <table:table-cell table:formula="of:=[.D78]/1.05" office:value-type="float" office:value="8.07619047619048" calcext:value-type="float">
            <text:p>8,0761904762</text:p>
          </table:table-cell>
          <table:table-cell table:formula="of:=[.E78]+[.F78]" office:value-type="float" office:value="47.9809523809524" calcext:value-type="float">
            <text:p>47,980952381</text:p>
          </table:table-cell>
          <table:table-cell table:formula="of:=[.G78]/20" office:value-type="float" office:value="2.39904761904762" calcext:value-type="float">
            <text:p>2,3990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79]/1.05" office:value-type="float" office:value="34.9428571428571" calcext:value-type="float">
            <text:p>34,9428571429</text:p>
          </table:table-cell>
          <table:table-cell table:formula="of:=[.D79]/1.05" office:value-type="float" office:value="8.07619047619048" calcext:value-type="float">
            <text:p>8,0761904762</text:p>
          </table:table-cell>
          <table:table-cell table:formula="of:=[.E79]+[.F79]" office:value-type="float" office:value="43.0190476190476" calcext:value-type="float">
            <text:p>43,019047619</text:p>
          </table:table-cell>
          <table:table-cell table:style-name="ce1" table:formula="of:=[.G79]/20" office:value-type="float" office:value="2.15095238095238" calcext:value-type="float">
            <text:p>2,150952381</text:p>
          </table:table-cell>
          <table:table-cell/>
          <table:table-cell table:style-name="ce5" table:formula="of:=[.I67]+[.H79]" office:value-type="float" office:value="10.4578095238095" calcext:value-type="float">
            <text:p>10,457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80]/1.05" office:value-type="float" office:value="44.4666666666667" calcext:value-type="float">
            <text:p>44,4666666667</text:p>
          </table:table-cell>
          <table:table-cell table:formula="of:=[.D80]/1.05" office:value-type="float" office:value="8.07619047619048" calcext:value-type="float">
            <text:p>8,0761904762</text:p>
          </table:table-cell>
          <table:table-cell table:formula="of:=[.E80]+[.F80]" office:value-type="float" office:value="52.5428571428571" calcext:value-type="float">
            <text:p>52,5428571429</text:p>
          </table:table-cell>
          <table:table-cell table:formula="of:=[.G80]/20" office:value-type="float" office:value="2.62714285714286" calcext:value-type="float">
            <text:p>2,62714285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79]*20" office:value-type="float" office:value="209.15619047619" calcext:value-type="float">
            <text:p>209,15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3:41:27.771877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3-30T01:37:49.424860283</dc:date>
    <meta:editing-duration>PT8H45M32S</meta:editing-duration>
    <meta:editing-cycles>58</meta:editing-cycles>
    <meta:generator>LibreOffice/4.2.7.2$Linux_X86_64 LibreOffice_project/420m0$Build-2</meta:generator>
    <meta:document-statistic meta:table-count="1" meta:cell-count="410" meta:object-count="0"/>
  </office:meta>
</office:document-meta>
</file>